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50000003907F0CDEAA320E053.png" manifest:media-type="image/png"/>
  <manifest:file-entry manifest:full-path="Pictures/100000000000008D00000080F5010DF855136FFB.png" manifest:media-type="image/png"/>
  <manifest:file-entry manifest:full-path="Pictures/10000000000000750000005085BB0A7CC19E818F.png" manifest:media-type="image/png"/>
  <manifest:file-entry manifest:full-path="Pictures/10000000000000690000003C3A0A958339356293.png" manifest:media-type="image/png"/>
  <manifest:file-entry manifest:full-path="Pictures/10000000000000610000004D0B9AE9869DD8E5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2.18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1.34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965cm" fo:min-width="4.988cm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fo:min-height="0.7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.622cm" fo:min-width="1.835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/>
    </style:style>
    <style:style style:name="gr30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6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7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.14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49" style:family="graphic" style:parent-style-name="standard">
      <style:graphic-properties draw:stroke="dash" draw:stroke-dash="Ultrafine_20_2_20_Dots_20_3_20_Dashes" svg:stroke-width="0.1cm" svg:stroke-color="#000000" draw:marker-start-width="0.5cm" draw:marker-end-width="0.5cm" draw:fill="none" draw:textarea-horizontal-align="justify" draw:textarea-vertical-align="middle" draw:auto-grow-height="false" fo:min-height="16.231cm" fo:min-width="20.99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51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/>
    </style:style>
    <style:style style:name="gr5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17cm" fo:min-width="0.5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55" style:family="graphic" style:parent-style-name="standard">
      <style:graphic-properties draw:stroke="none" draw:fill="none" fo:min-height="0.39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4cm" fo:min-width="0cm"/>
    </style:style>
    <style:style style:name="gr5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00ff66"/>
      <style:paragraph-properties fo:text-align="center"/>
      <style:text-properties fo:font-size="6pt" style:font-size-asian="18pt" style:font-size-complex="18pt"/>
    </style:style>
    <style:style style:name="P14" style:family="paragraph">
      <loext:graphic-properties draw:fill="none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12.432cm" svg:x="1.81cm" svg:y="6.974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82cm" svg:y="1.18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31cm" svg:y1="3.135cm" svg:x2="2.723cm" svg:y2="6.987cm">
          <text:p/>
        </draw:line>
        <draw:frame draw:style-name="gr4" draw:text-style-name="P5" draw:layer="layout" svg:width="1.573cm" svg:height="1.433cm" svg:x="27.127cm" svg:y="1.4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645cm" svg:x="5.126cm" svg:y="7.656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645cm" svg:x="4.249cm" svg:y="7.653cm">
          <draw:text-box>
            <text:p><text:span text:style-name="T2">11</text:span></text:p>
          </draw:text-box>
        </draw:frame>
        <draw:line draw:style-name="gr3" draw:text-style-name="P4" draw:layer="layout" svg:x1="5.035cm" svg:y1="9.671cm" svg:x2="7.369cm" svg:y2="9.666cm">
          <text:p/>
        </draw:line>
        <draw:custom-shape draw:style-name="gr7" draw:text-style-name="P1" draw:layer="layout" svg:width="0.289cm" svg:height="0.289cm" svg:x="4.9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042cm" svg:y="9.081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645cm" svg:x="4.378cm" svg:y="9.065cm">
          <draw:text-box>
            <text:p><text:span text:style-name="T2">13</text:span></text:p>
          </draw:text-box>
        </draw:frame>
        <draw:line draw:style-name="gr3" draw:text-style-name="P4" draw:layer="layout" svg:x1="5.163cm" svg:y1="15.439cm" svg:x2="7.309cm" svg:y2="15.427cm">
          <text:p/>
        </draw:line>
        <draw:custom-shape draw:style-name="gr7" draw:text-style-name="P1" draw:layer="layout" svg:width="0.289cm" svg:height="0.289cm" svg:x="4.938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17cm" svg:y="14.849cm">
          <draw:text-box>
            <text:p><text:span text:style-name="T2">GPIO 22</text:span></text:p>
          </draw:text-box>
        </draw:frame>
        <draw:frame draw:style-name="gr10" draw:text-style-name="P6" draw:layer="layout" svg:width="1.035cm" svg:height="0.645cm" svg:x="4.337cm" svg:y="14.819cm">
          <draw:text-box>
            <text:p><text:span text:style-name="T2">15</text:span></text:p>
          </draw:text-box>
        </draw:frame>
        <draw:line draw:style-name="gr3" draw:text-style-name="P4" draw:layer="layout" svg:x1="4.006cm" svg:y1="3.148cm" svg:x2="3.998cm" svg:y2="7cm">
          <text:p/>
        </draw:line>
        <draw:frame draw:style-name="gr11" draw:text-style-name="P7" draw:layer="layout" svg:width="6.276cm" svg:height="1.673cm" svg:x="8.972cm" svg:y="1.083cm">
          <draw:text-box>
            <text:p text:style-name="P1"><text:span text:style-name="T1">Single Motor Control</text:span></text:p>
            <text:p text:style-name="P1"><text:span text:style-name="T1">Prototype</text:span></text:p>
          </draw:text-box>
        </draw:frame>
        <draw:custom-shape draw:style-name="gr12" draw:text-style-name="P3" draw:layer="layout" svg:width="2.335cm" svg:height="1.793cm" svg:x="24.836cm" svg:y="1.15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257cm" svg:y1="2.94cm" svg:x2="25.252cm" svg:y2="3.489cm">
          <text:p/>
        </draw:line>
        <draw:frame draw:style-name="gr13" draw:text-style-name="P6" draw:layer="layout" svg:width="1.848cm" svg:height="0.645cm" svg:x="23.756cm" svg:y="3.905cm">
          <draw:text-box>
            <text:p><text:span text:style-name="T2">12 V (M)</text:span></text:p>
          </draw:text-box>
        </draw:frame>
        <draw:line draw:style-name="gr3" draw:text-style-name="P4" draw:layer="layout" svg:x1="24.829cm" svg:y1="3.83cm" svg:x2="25.619cm" svg:y2="3.83cm">
          <text:p/>
        </draw:line>
        <draw:custom-shape draw:style-name="gr14" draw:text-style-name="P8" draw:layer="layout" svg:width="0.166cm" svg:height="0.189cm" svg:x="25.174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4cm" svg:y1="2.967cm" svg:x2="26.654cm" svg:y2="4.512cm">
          <text:p/>
        </draw:line>
        <draw:frame draw:style-name="gr15" draw:text-style-name="P6" draw:layer="layout" svg:width="1.653cm" svg:height="0.645cm" svg:x="26.69cm" svg:y="3.8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6.563cm" svg:y="4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221cm" svg:y1="4.522cm" svg:x2="27.036cm" svg:y2="4.519cm">
          <text:p/>
        </draw:line>
        <draw:frame draw:style-name="gr16" draw:text-style-name="P6" draw:layer="layout" svg:width="1.478cm" svg:height="0.798cm" svg:x="7.246cm" svg:y="7.534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276cm 8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65cm" svg:y1="8.205cm" svg:x2="5.024cm" svg:y2="8.197cm">
          <text:p/>
        </draw:line>
        <draw:g>
          <draw:custom-shape draw:style-name="gr18" draw:text-style-name="P10" draw:layer="layout" svg:width="0.891cm" svg:height="0.827cm" draw:transform="rotate (-1.56817833291691) translate (23.204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draw:layer="layout" svg:width="0.308cm" svg:height="0.146cm" draw:transform="rotate (-1.56817833291691) translate (23.32cm 9.8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05cm" svg:height="0.146cm" draw:transform="rotate (-1.56817833291691) translate (22.405cm 9.8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1.049cm" svg:height="0.645cm" svg:x="22.323cm" svg:y="9.08cm">
          <draw:text-box>
            <text:p><text:span text:style-name="T2">M1</text:span></text:p>
          </draw:text-box>
        </draw:frame>
        <draw:line draw:style-name="gr20" draw:text-style-name="P9" draw:layer="layout" svg:x1="23.33cm" svg:y1="10.019cm" svg:x2="25.013cm" svg:y2="10.001cm">
          <text:p/>
        </draw:line>
        <draw:frame draw:style-name="gr21" draw:text-style-name="P6" draw:layer="layout" svg:width="1.556cm" svg:height="0.645cm" svg:x="23.329cm" svg:y="9.426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645cm" svg:x="20.705cm" svg:y="9.372cm">
          <draw:text-box>
            <text:p><text:span text:style-name="T2">Orange</text:span></text:p>
          </draw:text-box>
        </draw:frame>
        <draw:line draw:style-name="gr3" draw:text-style-name="P4" xml:id="id4" draw:id="id4" draw:layer="layout" svg:x1="22.572cm" svg:y1="10.432cm" svg:x2="22.604cm" svg:y2="18.902cm">
          <text:p/>
        </draw:line>
        <draw:frame draw:style-name="gr5" draw:text-style-name="P6" draw:layer="layout" svg:width="1.284cm" svg:height="0.645cm" svg:x="21.511cm" svg:y="10.291cm">
          <draw:text-box>
            <text:p><text:span text:style-name="T2">Blue</text:span></text:p>
          </draw:text-box>
        </draw:frame>
        <draw:frame draw:style-name="gr22" draw:text-style-name="P4" draw:layer="layout" svg:width="2.098cm" svg:height="1.449cm" svg:x="24.635cm" svg:y="7.402cm">
          <draw:image xlink:href="Pictures/10000000000000750000005085BB0A7CC19E818F.png" xlink:type="simple" xlink:show="embed" xlink:actuate="onLoad">
            <text:p/>
          </draw:image>
        </draw:frame>
        <draw:frame draw:style-name="gr22" draw:text-style-name="P4" draw:layer="layout" svg:width="1.793cm" svg:height="1.438cm" svg:x="18.822cm" svg:y="7.484cm">
          <draw:image xlink:href="Pictures/10000000000000610000004D0B9AE9869DD8E59C.png" xlink:type="simple" xlink:show="embed" xlink:actuate="onLoad">
            <text:p/>
          </draw:image>
        </draw:frame>
        <draw:custom-shape draw:style-name="gr23" draw:text-style-name="P4" draw:layer="layout" svg:width="5.588cm" svg:height="9.315cm" svg:x="10.598cm" svg:y="7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out" svg:width="3.567cm" svg:height="0.962cm" svg:x="11.569cm" svg:y="10.656cm">
          <draw:text-box>
            <text:p><text:span text:style-name="T3">HIP4082IP</text:span></text:p>
          </draw:text-box>
        </draw:frame>
        <draw:frame draw:style-name="gr25" draw:text-style-name="P5" draw:layer="layout" svg:width="1.68cm" svg:height="1.039cm" svg:x="4.799cm" svg:y="1.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frame draw:style-name="gr4" draw:text-style-name="P5" draw:layer="layout" svg:width="1.573cm" svg:height="1.433cm" svg:x="22.944cm" svg:y="1.451cm">
          <draw:text-box>
            <text:p text:style-name="P1"><text:span text:style-name="T2">12 V</text:span></text:p>
            <text:p text:style-name="P1"><text:span text:style-name="T2">IC</text:span></text:p>
            <text:p text:style-name="P1"><text:span text:style-name="T2">Supply</text:span></text:p>
          </draw:text-box>
        </draw:frame>
        <draw:custom-shape draw:style-name="gr26" draw:text-style-name="P3" draw:layer="layout" svg:width="2.335cm" svg:height="1.872cm" svg:x="20.587cm" svg:y="1.074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20.662cm" svg:y1="5.07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311cm" svg:y1="2.969cm" svg:x2="22.312cm" svg:y2="5.02cm">
          <text:p/>
        </draw:line>
        <draw:frame draw:style-name="gr28" draw:text-style-name="P6" draw:layer="layout" svg:width="1.713cm" svg:height="0.645cm" svg:x="21.678cm" svg:y="5.1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2.221cm" svg:y="4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15cm" svg:y1="16.333cm" svg:x2="13.157cm" svg:y2="17.091cm">
          <text:p/>
        </draw:line>
        <draw:frame draw:style-name="gr28" draw:text-style-name="P6" draw:layer="layout" svg:width="1.713cm" svg:height="0.645cm" svg:x="12.317cm" svg:y="17.09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3.066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664cm" svg:y1="17.079cm" svg:x2="13.479cm" svg:y2="17.076cm">
          <text:p/>
        </draw:line>
        <draw:line draw:style-name="gr3" draw:text-style-name="P4" draw:layer="layout" svg:x1="21.084cm" svg:y1="2.942cm" svg:x2="21.085cm" svg:y2="5.057cm">
          <text:p/>
        </draw:line>
        <draw:frame draw:style-name="gr29" draw:text-style-name="P6" draw:layer="layout" svg:width="1.907cm" svg:height="0.645cm" svg:x="20.034cm" svg:y="5.088cm">
          <draw:text-box>
            <text:p><text:span text:style-name="T2">12 V (IC)</text:span></text:p>
          </draw:text-box>
        </draw:frame>
        <draw:line draw:style-name="gr3" draw:text-style-name="P4" draw:layer="layout" svg:x1="20.59cm" svg:y1="5.0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39cm" svg:y1="7.071cm" svg:x2="11.652cm" svg:y2="3.884cm">
          <text:p/>
        </draw:line>
        <draw:frame draw:style-name="gr29" draw:text-style-name="P6" draw:layer="layout" svg:width="1.907cm" svg:height="0.645cm" svg:x="9.639cm" svg:y="3.329cm">
          <draw:text-box>
            <text:p><text:span text:style-name="T2">12 V (IC)</text:span></text:p>
          </draw:text-box>
        </draw:frame>
        <draw:line draw:style-name="gr3" draw:text-style-name="P4" draw:layer="layout" svg:x1="12.068cm" svg:y1="3.842cm" svg:x2="9.518cm" svg:y2="3.853cm">
          <text:p/>
        </draw:line>
        <draw:custom-shape draw:style-name="gr30" draw:text-style-name="P8" draw:layer="layout" svg:width="0.166cm" svg:height="0.189cm" svg:x="11.557cm" svg:y="3.73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894cm" svg:y1="7.465cm" svg:x2="25.659cm" svg:y2="7.436cm">
          <text:p/>
        </draw:line>
        <draw:line draw:style-name="gr3" draw:text-style-name="P4" draw:layer="layout" svg:x1="21.853cm" svg:y1="7.455cm" svg:x2="21.859cm" svg:y2="6.898cm">
          <text:p/>
        </draw:line>
        <draw:frame draw:style-name="gr31" draw:text-style-name="P6" draw:layer="layout" svg:width="1.848cm" svg:height="0.645cm" svg:x="20.996cm" svg:y="6.35cm">
          <draw:text-box>
            <text:p><text:span text:style-name="T2">12 V (M)</text:span></text:p>
          </draw:text-box>
        </draw:frame>
        <draw:line draw:style-name="gr3" draw:text-style-name="P4" draw:layer="layout" svg:x1="22.282cm" svg:y1="6.898cm" svg:x2="21.492cm" svg:y2="6.898cm">
          <text:p/>
        </draw:line>
        <draw:custom-shape draw:style-name="gr14" draw:text-style-name="P8" draw:layer="layout" svg:width="0.166cm" svg:height="0.189cm" svg:x="21.771cm" svg:y="6.7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1.771cm" svg:y="7.3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39cm" svg:height="0.189cm" svg:x="20.861cm" svg:y="12.66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964cm" svg:y1="12.771cm" svg:x2="20.962cm" svg:y2="13.347cm">
          <text:p/>
        </draw:line>
        <draw:frame draw:style-name="gr15" draw:text-style-name="P6" draw:layer="layout" svg:width="1.653cm" svg:height="0.645cm" svg:x="20.11cm" svg:y="13.46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0.871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29cm" svg:y1="13.35cm" svg:x2="21.344cm" svg:y2="13.347cm">
          <text:p/>
        </draw:line>
        <draw:frame draw:style-name="gr22" draw:text-style-name="P4" draw:layer="layout" svg:width="2.139cm" svg:height="1.235cm" svg:x="24.606cm" svg:y="11.524cm">
          <draw:image xlink:href="Pictures/10000000000000690000003C3A0A958339356293.png" xlink:type="simple" xlink:show="embed" xlink:actuate="onLoad">
            <text:p/>
          </draw:image>
        </draw:frame>
        <draw:line draw:style-name="gr3" draw:text-style-name="P4" draw:layer="layout" svg:x1="20.424cm" svg:y1="8.823cm" svg:x2="20.432cm" svg:y2="11.625cm">
          <text:p/>
        </draw:line>
        <draw:frame draw:style-name="gr22" draw:text-style-name="P4" draw:layer="layout" svg:width="1.56cm" svg:height="1.289cm" svg:x="19.054cm" svg:y="11.571cm">
          <draw:image xlink:href="Pictures/10000000000000550000003907F0CDEAA320E053.png" xlink:type="simple" xlink:show="embed" xlink:actuate="onLoad">
            <text:p/>
          </draw:image>
        </draw:frame>
        <draw:line draw:style-name="gr3" draw:text-style-name="P4" draw:layer="layout" svg:x1="20.417cm" svg:y1="12.767cm" svg:x2="25.063cm" svg:y2="12.786cm">
          <text:p/>
        </draw:line>
        <draw:line draw:style-name="gr3" draw:text-style-name="P4" draw:layer="layout" svg:x1="20.434cm" svg:y1="10.048cm" svg:x2="22.257cm" svg:y2="10.027cm">
          <text:p/>
        </draw:line>
        <draw:line draw:style-name="gr3" draw:text-style-name="P4" draw:layer="layout" svg:x1="25.023cm" svg:y1="8.786cm" svg:x2="25.051cm" svg:y2="11.512cm">
          <text:p/>
        </draw:line>
        <draw:custom-shape draw:style-name="gr14" draw:text-style-name="P8" draw:layer="layout" svg:width="0.166cm" svg:height="0.189cm" svg:x="24.956cm" svg:y="9.87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0.357cm" svg:y="9.90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162cm" svg:y1="8.241cm" svg:x2="18.948cm" svg:y2="8.208cm">
          <text:p/>
        </draw:line>
        <draw:line draw:style-name="gr3" draw:text-style-name="P4" draw:layer="layout" svg:x1="16.213cm" svg:y1="12.221cm" svg:x2="19.083cm" svg:y2="12.227cm">
          <text:p/>
        </draw:line>
        <draw:frame draw:style-name="gr32" draw:text-style-name="P6" draw:layer="layout" svg:width="1.264cm" svg:height="0.645cm" svg:x="14.988cm" svg:y="7.903cm">
          <draw:text-box>
            <text:p><text:span text:style-name="T2">BHO</text:span></text:p>
          </draw:text-box>
        </draw:frame>
        <draw:line draw:style-name="gr3" draw:text-style-name="P4" draw:layer="layout" svg:x1="16.201cm" svg:y1="9.212cm" svg:x2="20.417cm" svg:y2="9.187cm">
          <text:p/>
        </draw:line>
        <draw:frame draw:style-name="gr33" draw:text-style-name="P6" draw:layer="layout" svg:width="1.222cm" svg:height="0.645cm" svg:x="15.037cm" svg:y="8.947cm">
          <draw:text-box>
            <text:p><text:span text:style-name="T2">BHS</text:span></text:p>
          </draw:text-box>
        </draw:frame>
        <draw:custom-shape draw:style-name="gr14" draw:text-style-name="P8" draw:layer="layout" svg:width="0.166cm" svg:height="0.189cm" svg:x="20.357cm" svg:y="9.0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1.184cm" svg:height="0.645cm" svg:x="15.037cm" svg:y="11.956cm">
          <draw:text-box>
            <text:p><text:span text:style-name="T2">BL0</text:span></text:p>
          </draw:text-box>
        </draw:frame>
        <draw:frame draw:style-name="gr35" draw:text-style-name="P6" draw:layer="layout" svg:width="1.205cm" svg:height="0.645cm" svg:x="15.036cm" svg:y="14.129cm">
          <draw:text-box>
            <text:p><text:span text:style-name="T2">ALO</text:span></text:p>
          </draw:text-box>
        </draw:frame>
        <draw:frame draw:style-name="gr33" draw:text-style-name="P6" draw:layer="layout" svg:width="1.222cm" svg:height="0.645cm" svg:x="15.061cm" svg:y="14.94cm">
          <draw:text-box>
            <text:p><text:span text:style-name="T2">AHS</text:span></text:p>
          </draw:text-box>
        </draw:frame>
        <draw:frame draw:style-name="gr34" draw:text-style-name="P6" draw:layer="layout" svg:width="1.184cm" svg:height="0.645cm" svg:x="15.086cm" svg:y="15.801cm">
          <draw:text-box>
            <text:p><text:span text:style-name="T2">AH0</text:span></text:p>
          </draw:text-box>
        </draw:frame>
        <draw:line draw:style-name="gr3" draw:text-style-name="P4" draw:layer="layout" svg:x1="10.553cm" svg:y1="8.215cm" svg:x2="8.512cm" svg:y2="8.197cm">
          <text:p/>
        </draw:line>
        <draw:frame draw:style-name="gr16" draw:text-style-name="P6" draw:layer="layout" svg:width="1.578cm" svg:height="0.798cm" svg:x="7.316cm" svg:y="8.99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46cm 9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23cm" svg:y1="9.678cm" svg:x2="8.582cm" svg:y2="9.66cm">
          <text:p/>
        </draw:line>
        <draw:frame draw:style-name="gr16" draw:text-style-name="P6" draw:layer="layout" svg:width="1.563cm" svg:height="0.798cm" svg:x="7.292cm" svg:y="14.75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22cm 15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599cm" svg:y1="15.438cm" svg:x2="8.558cm" svg:y2="15.42cm">
          <text:p/>
        </draw:line>
        <draw:frame draw:style-name="gr36" draw:text-style-name="P6" draw:layer="layout" svg:width="1.184cm" svg:height="1.039cm" svg:x="10.472cm" svg:y="7.958cm">
          <draw:text-box>
            <text:p><text:span text:style-name="T2">BHI,</text:span></text:p>
            <text:p><text:span text:style-name="T2">ALI</text:span></text:p>
          </draw:text-box>
        </draw:frame>
        <draw:frame draw:style-name="gr36" draw:text-style-name="P6" draw:layer="layout" svg:width="1.184cm" svg:height="1.039cm" svg:x="10.455cm" svg:y="9.353cm">
          <draw:text-box>
            <text:p><text:span text:style-name="T2">BLI,</text:span></text:p>
            <text:p><text:span text:style-name="T2">AHI</text:span></text:p>
          </draw:text-box>
        </draw:frame>
        <draw:line draw:style-name="gr3" draw:text-style-name="P4" draw:layer="layout" svg:x1="5.117cm" svg:y1="18.383cm" svg:x2="7.263cm" svg:y2="18.371cm">
          <text:p/>
        </draw:line>
        <draw:custom-shape draw:style-name="gr7" draw:text-style-name="P1" draw:layer="layout" svg:width="0.289cm" svg:height="0.289cm" svg:x="4.892cm" svg:y="18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124cm" svg:y="17.793cm">
          <draw:text-box>
            <text:p><text:span text:style-name="T2">GPIO 19</text:span></text:p>
          </draw:text-box>
        </draw:frame>
        <draw:frame draw:style-name="gr10" draw:text-style-name="P6" draw:layer="layout" svg:width="1.035cm" svg:height="0.645cm" svg:x="4.291cm" svg:y="17.763cm">
          <draw:text-box>
            <text:p><text:span text:style-name="T2">35</text:span></text:p>
          </draw:text-box>
        </draw:frame>
        <draw:frame draw:style-name="gr37" draw:text-style-name="P6" draw:layer="layout" svg:width="1.548cm" svg:height="0.717cm" svg:x="7.246cm" svg:y="17.701cm">
          <draw:text-box>
            <text:p><text:span text:style-name="T2">10 k</text:span></text:p>
          </draw:text-box>
        </draw:frame>
        <draw:custom-shape draw:style-name="gr17" draw:text-style-name="P9" xml:id="id5" draw:id="id5" draw:layer="layout" svg:width="1.222cm" svg:height="0.309cm" draw:transform="rotate (0.00471238898038469) translate (7.276cm 18.2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6" draw:layer="layout" svg:width="1.115cm" svg:height="0.645cm" svg:x="10.504cm" svg:y="15.101cm">
          <draw:text-box>
            <text:p><text:span text:style-name="T2">DIS</text:span></text:p>
          </draw:text-box>
        </draw:frame>
        <draw:line draw:style-name="gr3" draw:text-style-name="P4" draw:layer="layout" svg:x1="16.2cm" svg:y1="16.004cm" svg:x2="28.114cm" svg:y2="16.09cm">
          <text:p/>
        </draw:line>
        <draw:line draw:style-name="gr3" draw:text-style-name="P4" draw:layer="layout" svg:x1="16.179cm" svg:y1="15.182cm" svg:x2="27.67cm" svg:y2="15.251cm">
          <text:p/>
        </draw:line>
        <draw:line draw:style-name="gr3" draw:text-style-name="P4" draw:layer="layout" svg:x1="16.188cm" svg:y1="14.395cm" svg:x2="27.054cm" svg:y2="14.451cm">
          <text:p/>
        </draw:line>
        <draw:line draw:style-name="gr3" draw:text-style-name="P4" draw:layer="layout" svg:x1="27.013cm" svg:y1="12.176cm" svg:x2="27.026cm" svg:y2="14.423cm">
          <text:p/>
        </draw:line>
        <draw:line draw:style-name="gr3" draw:text-style-name="P4" draw:layer="layout" svg:x1="27.635cm" svg:y1="10.764cm" svg:x2="27.674cm" svg:y2="15.234cm">
          <text:p/>
        </draw:line>
        <draw:line draw:style-name="gr3" draw:text-style-name="P4" draw:layer="layout" svg:x1="25.025cm" svg:y1="10.787cm" svg:x2="27.637cm" svg:y2="10.798cm">
          <text:p/>
        </draw:line>
        <draw:custom-shape draw:style-name="gr14" draw:text-style-name="P8" draw:layer="layout" svg:width="0.166cm" svg:height="0.189cm" svg:x="24.956cm" svg:y="10.65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7.967cm" svg:y1="8.217cm" svg:x2="28.077cm" svg:y2="16.065cm">
          <text:p/>
        </draw:line>
        <draw:line draw:style-name="gr3" draw:text-style-name="P4" draw:layer="layout" svg:x1="27.013cm" svg:y1="9.75cm" svg:x2="27.669cm" svg:y2="9.756cm">
          <text:p/>
        </draw:line>
        <draw:line draw:style-name="gr3" draw:text-style-name="P4" draw:layer="layout" svg:x1="23.035cm" svg:y1="10.385cm" svg:x2="23.055cm" svg:y2="12.758cm">
          <text:p/>
        </draw:line>
        <draw:frame draw:style-name="gr21" draw:text-style-name="P6" draw:layer="layout" svg:width="1.556cm" svg:height="0.645cm" svg:x="22.878cm" svg:y="10.365cm">
          <draw:text-box>
            <text:p><text:span text:style-name="T2">Green</text:span></text:p>
          </draw:text-box>
        </draw:frame>
        <draw:frame draw:style-name="gr39" draw:text-style-name="P6" draw:layer="layout" svg:width="1.127cm" svg:height="0.645cm" svg:x="11.009cm" svg:y="7.188cm">
          <draw:text-box>
            <text:p><text:span text:style-name="T2">Vdd</text:span></text:p>
          </draw:text-box>
        </draw:frame>
        <draw:frame draw:style-name="gr39" draw:text-style-name="P6" draw:layer="layout" svg:width="1.127cm" svg:height="0.645cm" svg:x="12.653cm" svg:y="15.695cm">
          <draw:text-box>
            <text:p><text:span text:style-name="T2">Vss</text:span></text:p>
          </draw:text-box>
        </draw:frame>
        <draw:frame draw:style-name="gr33" draw:text-style-name="P6" draw:layer="layout" svg:width="1.222cm" svg:height="0.645cm" svg:x="13.059cm" svg:y="7.177cm">
          <draw:text-box>
            <text:p><text:span text:style-name="T2">BHB</text:span></text:p>
          </draw:text-box>
        </draw:frame>
        <draw:line draw:style-name="gr3" draw:text-style-name="P4" draw:layer="layout" svg:x1="13.718cm" svg:y1="7.072cm" svg:x2="13.721cm" svg:y2="5.423cm">
          <text:p/>
        </draw:line>
        <draw:line draw:style-name="gr3" draw:text-style-name="P4" draw:layer="layout" svg:x1="12.835cm" svg:y1="5.438cm" svg:x2="16.888cm" svg:y2="5.404cm">
          <text:p/>
        </draw:line>
        <draw:line draw:style-name="gr3" draw:text-style-name="P4" draw:layer="layout" svg:x1="16.892cm" svg:y1="5.394cm" svg:x2="16.903cm" svg:y2="5.933cm">
          <text:p/>
        </draw:line>
        <draw:g>
          <draw:custom-shape draw:style-name="gr40" draw:text-style-name="P12" draw:layer="layout" svg:width="0.45cm" svg:height="0.391cm" draw:transform="rotate (1.59680173264961) translate (12.38cm 5.6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4cm" svg:y1="5.644cm" svg:x2="12.821cm" svg:y2="5.218cm">
            <text:p/>
          </draw:line>
        </draw:g>
        <draw:line draw:style-name="gr3" draw:text-style-name="P4" draw:layer="layout" svg:x1="11.697cm" svg:y1="5.45cm" svg:x2="12.418cm" svg:y2="5.443cm">
          <text:p/>
        </draw:line>
        <draw:line draw:style-name="gr3" draw:text-style-name="P4" draw:layer="layout" svg:x1="17.161cm" svg:y1="5.943cm" svg:x2="16.599cm" svg:y2="5.943cm">
          <text:p/>
        </draw:line>
        <draw:line draw:style-name="gr3" draw:text-style-name="P4" draw:layer="layout" svg:x1="17.162cm" svg:y1="6.064cm" svg:x2="16.6cm" svg:y2="6.064cm">
          <text:p/>
        </draw:line>
        <draw:line draw:style-name="gr3" draw:text-style-name="P4" draw:layer="layout" svg:x1="16.885cm" svg:y1="6.085cm" svg:x2="16.933cm" svg:y2="9.229cm">
          <text:p/>
        </draw:line>
        <draw:custom-shape draw:style-name="gr30" draw:text-style-name="P8" draw:layer="layout" svg:width="0.166cm" svg:height="0.189cm" svg:x="13.636cm" svg:y="5.31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645cm" svg:x="16.712cm" svg:y="5.506cm">
          <draw:text-box>
            <text:p><text:span text:style-name="T2">+</text:span></text:p>
          </draw:text-box>
        </draw:frame>
        <draw:frame draw:style-name="gr33" draw:text-style-name="P6" draw:layer="layout" svg:width="1.222cm" svg:height="0.645cm" svg:x="14.445cm" svg:y="7.2cm">
          <draw:text-box>
            <text:p><text:span text:style-name="T2">AHB</text:span></text:p>
          </draw:text-box>
        </draw:frame>
        <draw:line draw:style-name="gr3" draw:text-style-name="P4" draw:layer="layout" svg:x1="26.405cm" svg:y1="12.203cm" svg:x2="27.028cm" svg:y2="12.197cm">
          <text:p/>
        </draw:line>
        <draw:custom-shape draw:style-name="gr14" draw:text-style-name="P8" draw:layer="layout" svg:width="0.166cm" svg:height="0.189cm" svg:x="16.869cm" svg:y="9.06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71cm" svg:y1="7.025cm" svg:x2="15.579cm" svg:y2="4.377cm">
          <text:p/>
        </draw:line>
        <draw:line draw:style-name="gr3" draw:text-style-name="P4" draw:layer="layout" svg:x1="12.784cm" svg:y1="4.425cm" svg:x2="17.8cm" svg:y2="4.408cm">
          <text:p/>
        </draw:line>
        <draw:line draw:style-name="gr3" draw:text-style-name="P4" draw:layer="layout" svg:x1="17.775cm" svg:y1="4.389cm" svg:x2="17.801cm" svg:y2="5.932cm">
          <text:p/>
        </draw:line>
        <draw:g>
          <draw:custom-shape draw:style-name="gr42" draw:text-style-name="P12" draw:layer="layout" svg:width="0.45cm" svg:height="0.391cm" draw:transform="rotate (1.59680173264961) translate (12.381cm 4.6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5cm" svg:y1="4.631cm" svg:x2="12.822cm" svg:y2="4.205cm">
            <text:p/>
          </draw:line>
        </draw:g>
        <draw:custom-shape draw:style-name="gr30" draw:text-style-name="P8" draw:layer="layout" svg:width="0.166cm" svg:height="0.189cm" svg:x="11.574cm" svg:y="4.3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98cm" svg:y1="4.437cm" svg:x2="12.419cm" svg:y2="4.43cm">
          <text:p/>
        </draw:line>
        <draw:line draw:style-name="gr3" draw:text-style-name="P4" draw:layer="layout" svg:x1="18.05cm" svg:y1="5.942cm" svg:x2="17.581cm" svg:y2="5.942cm">
          <text:p/>
        </draw:line>
        <draw:line draw:style-name="gr3" draw:text-style-name="P4" draw:layer="layout" svg:x1="18.041cm" svg:y1="6.046cm" svg:x2="17.572cm" svg:y2="6.046cm">
          <text:p/>
        </draw:line>
        <draw:custom-shape draw:style-name="gr30" draw:text-style-name="P8" draw:layer="layout" svg:width="0.166cm" svg:height="0.189cm" svg:x="15.494cm" svg:y="4.25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645cm" svg:x="21.137cm" svg:y="3.975cm">
          <draw:text-box>
            <text:p><text:span text:style-name="T2">+</text:span></text:p>
          </draw:text-box>
        </draw:frame>
        <draw:custom-shape draw:style-name="gr30" draw:text-style-name="P8" draw:layer="layout" svg:width="0.166cm" svg:height="0.189cm" svg:x="11.574cm" svg:y="5.3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824cm" svg:y1="6.035cm" svg:x2="17.901cm" svg:y2="15.149cm">
          <text:p/>
        </draw:line>
        <draw:custom-shape draw:style-name="gr14" draw:text-style-name="P8" draw:layer="layout" svg:width="0.166cm" svg:height="0.189cm" svg:x="17.807cm" svg:y="15.02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36cm" svg:y1="4.382cm" svg:x2="9.674cm" svg:y2="4.382cm">
          <text:p/>
        </draw:line>
        <draw:line draw:style-name="gr3" draw:text-style-name="P4" draw:layer="layout" svg:x1="10.137cm" svg:y1="4.503cm" svg:x2="9.675cm" svg:y2="4.503cm">
          <text:p/>
        </draw:line>
        <draw:custom-shape draw:style-name="gr30" draw:text-style-name="P8" draw:layer="layout" svg:width="0.166cm" svg:height="0.189cm" svg:x="9.858cm" svg:y="3.72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8cm" svg:y1="4.376cm" svg:x2="9.934cm" svg:y2="3.806cm">
          <text:p/>
        </draw:line>
        <draw:line draw:style-name="gr3" draw:text-style-name="P4" draw:layer="layout" svg:x1="9.926cm" svg:y1="4.505cm" svg:x2="9.916cm" svg:y2="4.936cm">
          <text:p/>
        </draw:line>
        <draw:frame draw:style-name="gr28" draw:text-style-name="P6" draw:layer="layout" svg:width="1.713cm" svg:height="0.645cm" svg:x="9.136cm" svg:y="4.95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825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483cm" svg:y1="4.939cm" svg:x2="10.298cm" svg:y2="4.936cm">
          <text:p/>
        </draw:line>
        <draw:custom-shape draw:style-name="gr7" draw:text-style-name="P1" draw:layer="layout" svg:width="0.289cm" svg:height="0.289cm" svg:x="4.88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1.399cm" svg:height="0.645cm" svg:x="8.565cm" svg:y="4.062cm">
          <draw:text-box>
            <text:p><text:span text:style-name="T2">0.1uF</text:span></text:p>
          </draw:text-box>
        </draw:frame>
        <draw:frame draw:style-name="gr44" draw:text-style-name="P6" draw:layer="layout" svg:width="1.73cm" svg:height="0.645cm" svg:x="11.761cm" svg:y="4.613cm">
          <draw:text-box>
            <text:p><text:span text:style-name="T2">1N4007</text:span></text:p>
          </draw:text-box>
        </draw:frame>
        <draw:frame draw:style-name="gr45" draw:text-style-name="P6" draw:layer="layout" svg:width="1.302cm" svg:height="0.645cm" svg:x="16.687cm" svg:y="6.243cm">
          <draw:text-box>
            <text:p><text:span text:style-name="T2">10uF</text:span></text:p>
          </draw:text-box>
        </draw:frame>
        <draw:frame draw:style-name="gr46" draw:text-style-name="P6" draw:layer="layout" svg:width="4.833cm" svg:height="1.039cm" svg:x="23.494cm" svg:y="5.28cm">
          <draw:text-box>
            <text:p><text:span text:style-name="T2">N-Channel MOSFETs all </text:span></text:p>
            <text:p><text:span text:style-name="T2">IRLZ34NPBF </text:span></text:p>
          </draw:text-box>
        </draw:frame>
        <draw:frame draw:style-name="gr47" draw:text-style-name="P6" draw:layer="layout" svg:width="0.989cm" svg:height="0.645cm" svg:x="9.739cm" svg:y="7.698cm">
          <draw:text-box>
            <text:p><text:span text:style-name="T2">2,4</text:span></text:p>
          </draw:text-box>
        </draw:frame>
        <draw:frame draw:style-name="gr48" draw:text-style-name="P6" draw:layer="layout" svg:width="1.183cm" svg:height="0.645cm" svg:x="9.715cm" svg:y="9.049cm">
          <draw:text-box>
            <text:p><text:span text:style-name="T2">3,7</text:span></text:p>
          </draw:text-box>
        </draw:frame>
        <draw:frame draw:style-name="gr6" draw:text-style-name="P6" draw:layer="layout" svg:width="0.975cm" svg:height="0.645cm" svg:x="9.938cm" svg:y="14.949cm">
          <draw:text-box>
            <text:p><text:span text:style-name="T2">8</text:span></text:p>
          </draw:text-box>
        </draw:frame>
        <draw:frame draw:style-name="gr6" draw:text-style-name="P6" draw:layer="layout" svg:width="0.975cm" svg:height="0.645cm" svg:x="11.604cm" svg:y="6.482cm">
          <draw:text-box>
            <text:p><text:span text:style-name="T2">12</text:span></text:p>
          </draw:text-box>
        </draw:frame>
        <draw:frame draw:style-name="gr6" draw:text-style-name="P6" draw:layer="layout" svg:width="0.975cm" svg:height="0.645cm" svg:x="13.616cm" svg:y="6.512cm">
          <draw:text-box>
            <text:p><text:span text:style-name="T2">1</text:span></text:p>
          </draw:text-box>
        </draw:frame>
        <draw:frame draw:style-name="gr6" draw:text-style-name="P6" draw:layer="layout" svg:width="0.975cm" svg:height="0.645cm" svg:x="15.462cm" svg:y="6.512cm">
          <draw:text-box>
            <text:p><text:span text:style-name="T2">9</text:span></text:p>
          </draw:text-box>
        </draw:frame>
        <draw:frame draw:style-name="gr6" draw:text-style-name="P6" draw:layer="layout" svg:width="0.975cm" svg:height="0.645cm" svg:x="16.048cm" svg:y="7.728cm">
          <draw:text-box>
            <text:p><text:span text:style-name="T2">16</text:span></text:p>
          </draw:text-box>
        </draw:frame>
        <draw:frame draw:style-name="gr6" draw:text-style-name="P6" draw:layer="layout" svg:width="0.975cm" svg:height="0.645cm" svg:x="16.033cm" svg:y="8.704cm">
          <draw:text-box>
            <text:p><text:span text:style-name="T2">15</text:span></text:p>
          </draw:text-box>
        </draw:frame>
        <draw:frame draw:style-name="gr6" draw:text-style-name="P6" draw:layer="layout" svg:width="0.975cm" svg:height="0.645cm" svg:x="16.108cm" svg:y="11.676cm">
          <draw:text-box>
            <text:p><text:span text:style-name="T2">14</text:span></text:p>
          </draw:text-box>
        </draw:frame>
        <draw:frame draw:style-name="gr6" draw:text-style-name="P6" draw:layer="layout" svg:width="0.975cm" svg:height="0.645cm" svg:x="16.078cm" svg:y="13.868cm">
          <draw:text-box>
            <text:p><text:span text:style-name="T2">13</text:span></text:p>
          </draw:text-box>
        </draw:frame>
        <draw:frame draw:style-name="gr6" draw:text-style-name="P6" draw:layer="layout" svg:width="0.975cm" svg:height="0.645cm" svg:x="16.048cm" svg:y="14.693cm">
          <draw:text-box>
            <text:p><text:span text:style-name="T2">11</text:span></text:p>
          </draw:text-box>
        </draw:frame>
        <draw:frame draw:style-name="gr6" draw:text-style-name="P6" draw:layer="layout" svg:width="0.975cm" svg:height="0.645cm" svg:x="16.033cm" svg:y="15.519cm">
          <draw:text-box>
            <text:p><text:span text:style-name="T2">10</text:span></text:p>
          </draw:text-box>
        </draw:frame>
        <draw:frame draw:style-name="gr6" draw:text-style-name="P6" draw:layer="layout" svg:width="0.975cm" svg:height="0.645cm" svg:x="12.565cm" svg:y="16.344cm">
          <draw:text-box>
            <text:p><text:span text:style-name="T2">6</text:span></text:p>
          </draw:text-box>
        </draw:frame>
        <draw:line draw:style-name="gr3" draw:text-style-name="P4" draw:layer="layout" svg:x1="21.745cm" svg:y1="3.938cm" svg:x2="21.749cm" svg:y2="3.537cm">
          <text:p/>
        </draw:line>
        <draw:line draw:style-name="gr3" draw:text-style-name="P4" draw:layer="layout" svg:x1="21.624cm" svg:y1="3.938cm" svg:x2="21.628cm" svg:y2="3.537cm">
          <text:p/>
        </draw:line>
        <draw:line draw:style-name="gr3" draw:text-style-name="P4" draw:layer="layout" svg:x1="21.753cm" svg:y1="3.736cm" svg:x2="22.323cm" svg:y2="3.745cm">
          <text:p/>
        </draw:line>
        <draw:line draw:style-name="gr3" draw:text-style-name="P4" draw:layer="layout" svg:x1="21.624cm" svg:y1="3.733cm" svg:x2="21.131cm" svg:y2="3.73cm">
          <text:p/>
        </draw:line>
        <draw:custom-shape draw:style-name="gr14" draw:text-style-name="P8" draw:layer="layout" svg:width="0.166cm" svg:height="0.189cm" svg:x="21.007cm" svg:y="3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19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753cm" svg:y1="4.609cm" svg:x2="21.757cm" svg:y2="4.208cm">
          <text:p/>
        </draw:line>
        <draw:line draw:style-name="gr3" draw:text-style-name="P4" draw:layer="layout" svg:x1="21.632cm" svg:y1="4.609cm" svg:x2="21.636cm" svg:y2="4.208cm">
          <text:p/>
        </draw:line>
        <draw:line draw:style-name="gr3" draw:text-style-name="P4" draw:layer="layout" svg:x1="21.761cm" svg:y1="4.407cm" svg:x2="22.331cm" svg:y2="4.416cm">
          <text:p/>
        </draw:line>
        <draw:line draw:style-name="gr3" draw:text-style-name="P4" draw:layer="layout" svg:x1="21.632cm" svg:y1="4.404cm" svg:x2="21.139cm" svg:y2="4.401cm">
          <text:p/>
        </draw:line>
        <draw:custom-shape draw:style-name="gr14" draw:text-style-name="P8" draw:layer="layout" svg:width="0.166cm" svg:height="0.189cm" svg:x="21.015cm" svg:y="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27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645cm" svg:x="19.968cm" svg:y="4.351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645cm" svg:x="19.813cm" svg:y="3.459cm">
          <draw:text-box>
            <text:p><text:span text:style-name="T2">0.1uF</text:span></text:p>
          </draw:text-box>
        </draw:frame>
        <draw:line draw:style-name="gr3" draw:text-style-name="P4" draw:layer="layout" svg:x1="23.411cm" svg:y1="8.084cm" svg:x2="23.812cm" svg:y2="8.081cm">
          <text:p/>
        </draw:line>
        <draw:line draw:style-name="gr3" draw:text-style-name="P4" draw:layer="layout" svg:x1="23.409cm" svg:y1="7.963cm" svg:x2="23.81cm" svg:y2="7.96cm">
          <text:p/>
        </draw:line>
        <draw:line draw:style-name="gr3" draw:text-style-name="P4" draw:layer="layout" svg:x1="23.613cm" svg:y1="8.088cm" svg:x2="23.614cm" svg:y2="8.658cm">
          <text:p/>
        </draw:line>
        <draw:line draw:style-name="gr3" draw:text-style-name="P4" draw:layer="layout" svg:x1="23.613cm" svg:y1="7.959cm" svg:x2="23.608cm" svg:y2="7.466cm">
          <text:p/>
        </draw:line>
        <draw:custom-shape draw:style-name="gr14" draw:text-style-name="P8" draw:layer="layout" svg:width="0.166cm" svg:height="0.189cm" draw:transform="rotate (-1.55386663305055) translate (23.699cm 7.3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728cm 8.5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74cm" svg:y1="8.103cm" svg:x2="23.141cm" svg:y2="8.1cm">
          <text:p/>
        </draw:line>
        <draw:line draw:style-name="gr3" draw:text-style-name="P4" draw:layer="layout" svg:x1="22.738cm" svg:y1="7.982cm" svg:x2="23.139cm" svg:y2="7.979cm">
          <text:p/>
        </draw:line>
        <draw:line draw:style-name="gr3" draw:text-style-name="P4" draw:layer="layout" svg:x1="22.942cm" svg:y1="8.108cm" svg:x2="22.943cm" svg:y2="8.678cm">
          <text:p/>
        </draw:line>
        <draw:line draw:style-name="gr3" draw:text-style-name="P4" draw:layer="layout" svg:x1="22.943cm" svg:y1="7.979cm" svg:x2="22.938cm" svg:y2="7.486cm">
          <text:p/>
        </draw:line>
        <draw:custom-shape draw:style-name="gr14" draw:text-style-name="P8" draw:layer="layout" svg:width="0.166cm" svg:height="0.189cm" draw:transform="rotate (-1.55386663305055) translate (23.037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057cm 8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645cm" svg:x="21.764cm" svg:y="7.538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645cm" svg:x="23.489cm" svg:y="7.508cm">
          <draw:text-box>
            <text:p><text:span text:style-name="T2">0.1uF</text:span></text:p>
          </draw:text-box>
        </draw:frame>
        <draw:frame draw:style-name="gr41" draw:text-style-name="P6" draw:layer="layout" svg:width="0.705cm" svg:height="0.645cm" svg:x="22.719cm" svg:y="7.572cm">
          <draw:text-box>
            <text:p><text:span text:style-name="T2">+</text:span></text:p>
          </draw:text-box>
        </draw:frame>
        <draw:frame draw:style-name="gr15" draw:text-style-name="P6" draw:layer="layout" svg:width="1.653cm" svg:height="0.645cm" svg:x="23.161cm" svg:y="8.622cm">
          <draw:text-box>
            <text:p><text:span text:style-name="T2">0 V (M)</text:span></text:p>
          </draw:text-box>
        </draw:frame>
        <draw:line draw:style-name="gr3" draw:text-style-name="P4" draw:layer="layout" svg:x1="22.598cm" svg:y1="8.662cm" svg:x2="23.98cm" svg:y2="8.647cm">
          <text:p/>
        </draw:line>
        <draw:custom-shape draw:style-name="gr49" draw:text-style-name="P4" draw:layer="layout" svg:width="21.59cm" svg:height="16.581cm" svg:x="6.944cm" svg:y="3.253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3.673cm" svg:height="0.962cm" svg:x="24.792cm" svg:y="18.923cm">
          <draw:text-box>
            <text:p text:style-name="P1"><text:span text:style-name="T1">Vero Board</text:span></text:p>
          </draw:text-box>
        </draw:frame>
        <draw:custom-shape draw:style-name="gr51" draw:text-style-name="P13" draw:layer="layout" svg:width="0.402cm" svg:height="0.35cm" svg:x="20.89cm" svg:y="3.07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112cm" svg:y="3.077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5.048cm" svg:y="3.09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6.454cm" svg:y="3.09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08cm" svg:y="8.021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39cm" svg:y="9.488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24cm" svg:y="15.23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667cm" svg:y="18.171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0.903cm" svg:y="9.86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4.07cm" svg:y="9.84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352cm" svg:y="11.688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849cm" svg:y="11.698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448cm" svg:y1="16.898cm" svg:x2="16.743cm" svg:y2="16.907cm">
          <text:p/>
        </draw:line>
        <draw:frame draw:style-name="gr41" draw:text-style-name="P6" draw:layer="layout" svg:width="0.705cm" svg:height="0.645cm" svg:x="17.599cm" svg:y="5.485cm">
          <draw:text-box>
            <text:p><text:span text:style-name="T2">+</text:span></text:p>
          </draw:text-box>
        </draw:frame>
        <draw:line draw:style-name="gr3" draw:text-style-name="P4" draw:layer="layout" svg:x1="24.221cm" svg:y1="12.765cm" svg:x2="24.228cm" svg:y2="13.523cm">
          <text:p/>
        </draw:line>
        <draw:frame draw:style-name="gr52" draw:text-style-name="P6" draw:layer="layout" svg:width="2.394cm" svg:height="0.645cm" svg:x="23.448cm" svg:y="13.542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4.137cm" svg:y="13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3.795cm" svg:y1="13.526cm" svg:x2="24.61cm" svg:y2="13.523cm">
          <text:p/>
        </draw:line>
        <draw:custom-shape draw:style-name="gr14" draw:text-style-name="P8" draw:layer="layout" svg:width="0.166cm" svg:height="0.189cm" svg:x="24.155cm" svg:y="12.66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6cm" svg:height="0.645cm" svg:x="18.528cm" svg:y="9.633cm">
          <draw:text-box>
            <text:p><text:span text:style-name="T2">100 k</text:span></text:p>
          </draw:text-box>
        </draw:frame>
        <draw:custom-shape draw:style-name="gr53" draw:text-style-name="P9" draw:layer="layout" svg:width="1.01cm" svg:height="0.267cm" draw:transform="rotate (-1.56765473414131) translate (18.792cm 9.6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18.577cm" svg:y="10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274cm" svg:y1="11.079cm" svg:x2="19.089cm" svg:y2="11.076cm">
          <text:p/>
        </draw:line>
        <draw:line draw:style-name="gr3" draw:text-style-name="P4" draw:layer="layout" svg:x1="18.657cm" svg:y1="10.646cm" svg:x2="18.662cm" svg:y2="11.075cm">
          <text:p/>
        </draw:line>
        <draw:line draw:style-name="gr3" draw:text-style-name="P4" draw:layer="layout" svg:x1="18.655cm" svg:y1="8.203cm" svg:x2="18.657cm" svg:y2="9.642cm">
          <text:p/>
        </draw:line>
        <draw:custom-shape draw:style-name="gr14" draw:text-style-name="P8" draw:layer="layout" svg:width="0.166cm" svg:height="0.189cm" svg:x="18.576cm" svg:y="8.10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9" draw:layer="layout" svg:width="1.01cm" svg:height="0.267cm" draw:transform="rotate (-1.56765473414131) translate (18.736cm 12.6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1.713cm" svg:height="0.645cm" svg:x="18.467cm" svg:y="13.614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18.521cm" svg:y="13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197cm" svg:y1="14.07cm" svg:x2="19.012cm" svg:y2="14.067cm">
          <text:p/>
        </draw:line>
        <draw:line draw:style-name="gr3" draw:text-style-name="P4" draw:layer="layout" svg:x1="18.608cm" svg:y1="13.707cm" svg:x2="18.604cm" svg:y2="14.017cm">
          <text:p/>
        </draw:line>
        <draw:line draw:style-name="gr3" draw:text-style-name="P4" draw:layer="layout" svg:x1="18.602cm" svg:y1="12.21cm" svg:x2="18.606cm" svg:y2="12.68cm">
          <text:p/>
        </draw:line>
        <draw:custom-shape draw:style-name="gr14" draw:text-style-name="P8" draw:layer="layout" svg:width="0.166cm" svg:height="0.189cm" svg:x="18.521cm" svg:y="12.1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9" draw:layer="layout" svg:width="1.01cm" svg:height="0.267cm" draw:transform="rotate (-1.56765473414131) translate (27.459cm 8.5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27.25cm" svg:y="9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79cm" svg:y1="8.195cm" svg:x2="27.97cm" svg:y2="8.195cm">
          <text:p/>
        </draw:line>
        <draw:line draw:style-name="gr3" draw:text-style-name="P4" draw:layer="layout" svg:x1="27.329cm" svg:y1="9.516cm" svg:x2="27.33cm" svg:y2="9.731cm">
          <text:p/>
        </draw:line>
        <draw:line draw:style-name="gr3" draw:text-style-name="P4" draw:layer="layout" svg:x1="27.323cm" svg:y1="8.242cm" svg:x2="27.325cm" svg:y2="8.516cm">
          <text:p/>
        </draw:line>
        <draw:custom-shape draw:style-name="gr14" draw:text-style-name="P8" draw:layer="layout" svg:width="0.166cm" svg:height="0.189cm" svg:x="27.244cm" svg:y="8.1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9" draw:layer="layout" svg:width="1.01cm" svg:height="0.267cm" draw:transform="rotate (-1.56765473414131) translate (27.156cm 16.4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26.941cm" svg:y="17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17cm" svg:y1="17.858cm" svg:x2="27.432cm" svg:y2="17.855cm">
          <text:p/>
        </draw:line>
        <draw:line draw:style-name="gr3" draw:text-style-name="P4" draw:layer="layout" svg:x1="27.028cm" svg:y1="17.495cm" svg:x2="27.024cm" svg:y2="17.805cm">
          <text:p/>
        </draw:line>
        <draw:line draw:style-name="gr3" draw:text-style-name="P4" draw:layer="layout" svg:x1="27.012cm" svg:y1="14.425cm" svg:x2="27.031cm" svg:y2="16.493cm">
          <text:p/>
        </draw:line>
        <draw:custom-shape draw:style-name="gr14" draw:text-style-name="P8" draw:layer="layout" svg:width="0.166cm" svg:height="0.189cm" svg:x="26.931cm" svg:y="14.3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1.713cm" svg:height="0.645cm" svg:x="25.369cm" svg:y="17.325cm">
          <draw:text-box>
            <text:p><text:span text:style-name="T2">0 V (IC)</text:span></text:p>
          </draw:text-box>
        </draw:frame>
        <draw:frame draw:style-name="gr5" draw:text-style-name="P6" draw:layer="layout" svg:width="1.46cm" svg:height="0.645cm" svg:x="18.564cm" svg:y="12.995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645cm" svg:x="25.934cm" svg:y="9.055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645cm" svg:x="25.599cm" svg:y="16.498cm">
          <draw:text-box>
            <text:p><text:span text:style-name="T2">100 k</text:span></text:p>
          </draw:text-box>
        </draw:frame>
        <draw:custom-shape draw:style-name="gr53" draw:text-style-name="P9" xml:id="id2" draw:id="id2" draw:layer="layout" svg:width="1.01cm" svg:height="0.267cm" draw:transform="rotate (3.140894521889) translate (15.969cm 17.3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1" draw:id="id1" draw:layer="layout" svg:width="0.166cm" svg:height="0.189cm" svg:x="14.317cm" svg:y="17.8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6cm" svg:height="0.645cm" svg:x="15.005cm" svg:y="16.491cm">
          <draw:text-box>
            <text:p><text:span text:style-name="T2">100 k</text:span></text:p>
          </draw:text-box>
        </draw:frame>
        <draw:frame draw:style-name="gr54" draw:text-style-name="P6" draw:layer="layout" svg:width="0.697cm" svg:height="0.645cm" svg:x="4.487cm" svg:y="12.333cm">
          <draw:text-box>
            <text:p><text:span text:style-name="T2">6</text:span></text:p>
          </draw:text-box>
        </draw:frame>
        <draw:line draw:style-name="gr3" draw:text-style-name="P4" draw:layer="layout" svg:x1="8.978cm" svg:y1="12.896cm" svg:x2="5.05cm" svg:y2="12.913cm">
          <text:p/>
        </draw:line>
        <draw:custom-shape draw:style-name="gr51" draw:text-style-name="P13" draw:layer="layout" svg:width="0.402cm" svg:height="0.35cm" svg:x="6.772cm" svg:y="12.731cm">
          <text:p text:style-name="P1"><text:span text:style-name="T4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1.848cm" svg:height="0.645cm" svg:x="16.581cm" svg:y="16.28cm">
          <draw:text-box>
            <text:p><text:span text:style-name="T2">12 V (M)</text:span></text:p>
          </draw:text-box>
        </draw:frame>
        <draw:frame draw:style-name="gr22" draw:text-style-name="P4" xml:id="id3" draw:id="id3" draw:layer="layout" svg:width="1.417cm" svg:height="1.299cm" svg:x="16.406cm" svg:y="17.398cm">
          <draw:image xlink:href="Pictures/100000000000008D00000080F5010DF855136FFB.png" xlink:type="simple" xlink:show="embed" xlink:actuate="onLoad">
            <text:p/>
          </draw:image>
        </draw:frame>
        <draw:line draw:style-name="gr3" draw:text-style-name="P4" draw:layer="layout" svg:x1="17.104cm" svg:y1="17.404cm" svg:x2="17.101cm" svg:y2="16.878cm">
          <text:p/>
        </draw:line>
        <draw:custom-shape draw:style-name="gr14" draw:text-style-name="P8" draw:layer="layout" svg:width="0.166cm" svg:height="0.189cm" svg:x="17.029cm" svg:y="16.8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968cm" svg:y="12.6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4" draw:layer="layout" svg:width="2.911cm" svg:height="0.645cm" svg:x="17.279cm" svg:y="17.849cm">
          <draw:text-box>
            <text:p><text:span text:style-name="T2">IRF9530GPBF</text:span></text:p>
          </draw:text-box>
        </draw:frame>
        <draw:frame draw:style-name="gr56" draw:text-style-name="P15" draw:layer="layout" svg:width="0.331cm" svg:height="0.489cm" svg:x="16.766cm" svg:y="17.296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16.422cm" svg:y="17.64cm">
          <draw:text-box>
            <text:p><text:span text:style-name="T4">G</text:span></text:p>
          </draw:text-box>
        </draw:frame>
        <draw:frame draw:style-name="gr57" draw:text-style-name="P15" draw:layer="layout" svg:width="0.298cm" svg:height="0.794cm" svg:x="16.697cm" svg:y="18.448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0.118cm" svg:y="11.522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5.099cm" svg:y="11.56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19.916cm" svg:y="7.584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5.32cm" svg:y="7.555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0.095cm" svg:y="12.171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25.113cm" svg:y="12.064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25.325cm" svg:y="8.127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19.921cm" svg:y="8.166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18.816cm" svg:y="11.869cm">
          <draw:text-box>
            <text:p><text:span text:style-name="T4">G</text:span></text:p>
          </draw:text-box>
        </draw:frame>
        <draw:frame draw:style-name="gr56" draw:text-style-name="P15" draw:layer="layout" svg:width="0.331cm" svg:height="0.489cm" svg:x="26.411cm" svg:y="11.792cm">
          <draw:text-box>
            <text:p><text:span text:style-name="T4">G</text:span></text:p>
          </draw:text-box>
        </draw:frame>
        <draw:frame draw:style-name="gr56" draw:text-style-name="P15" draw:layer="layout" svg:width="0.331cm" svg:height="0.489cm" svg:x="26.411cm" svg:y="7.835cm">
          <draw:text-box>
            <text:p><text:span text:style-name="T4">G</text:span></text:p>
          </draw:text-box>
        </draw:frame>
        <draw:frame draw:style-name="gr56" draw:text-style-name="P15" draw:layer="layout" svg:width="0.331cm" svg:height="0.489cm" svg:x="18.806cm" svg:y="7.768cm">
          <draw:text-box>
            <text:p><text:span text:style-name="T4">G</text:span></text:p>
          </draw:text-box>
        </draw:frame>
        <draw:custom-shape draw:style-name="gr14" draw:text-style-name="P8" draw:layer="layout" svg:width="0.166cm" svg:height="0.189cm" svg:x="17.016cm" svg:y="17.06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4" draw:layer="layout" svg:x1="17.083cm" svg:y1="17.171cm" svg:x2="15.951cm" svg:y2="17.188cm">
          <text:p/>
        </draw:line>
        <draw:connector draw:style-name="gr59" draw:text-style-name="P1" draw:layer="layout" draw:line-skew="0.586cm" svg:x1="14.342cm" svg:y1="17.91cm" svg:x2="14.959cm" svg:y2="17.191cm" draw:start-shape="id1" draw:start-glue-point="9" draw:end-shape="id2" draw:end-glue-point="1" svg:d="M14342 17910h59v-719h558" svg:viewBox="0 0 618 720">
          <text:p/>
        </draw:connector>
        <draw:connector draw:style-name="gr60" draw:text-style-name="P1" draw:layer="layout" svg:x1="17.114cm" svg:y1="18.697cm" svg:x2="22.588cm" svg:y2="18.902cm" draw:start-shape="id3" draw:start-glue-point="2" draw:end-shape="id4" draw:end-glue-point="2" svg:d="M17114 18697v730h5474v-525" svg:viewBox="0 0 5475 731">
          <text:p/>
        </draw:connector>
        <draw:g xml:id="id6" draw:id="id6">
          <draw:line draw:style-name="gr58" draw:text-style-name="P4" draw:layer="layout" svg:x1="11.272cm" svg:y1="17.988cm" svg:x2="11.272cm" svg:y2="18.754cm">
            <text:p/>
          </draw:line>
          <draw:line draw:style-name="gr58" draw:text-style-name="P4" draw:layer="layout" svg:x1="11.556cm" svg:y1="17.999cm" svg:x2="11.266cm" svg:y2="18.299cm">
            <text:p/>
          </draw:line>
          <draw:line draw:style-name="gr58" draw:text-style-name="P4" draw:layer="layout" svg:x1="11.276cm" svg:y1="18.466cm" svg:x2="11.566cm" svg:y2="18.756cm">
            <text:p/>
          </draw:line>
          <draw:line draw:style-name="gr58" draw:text-style-name="P4" draw:layer="layout" svg:x1="11.556cm" svg:y1="18.726cm" svg:x2="11.546cm" svg:y2="18.537cm">
            <text:p/>
          </draw:line>
          <draw:line draw:style-name="gr58" draw:text-style-name="P4" draw:layer="layout" svg:x1="11.378cm" svg:y1="18.736cm" svg:x2="11.551cm" svg:y2="18.731cm">
            <text:p/>
          </draw:line>
        </draw:g>
        <draw:connector draw:style-name="gr61" draw:text-style-name="P1" draw:layer="layout" svg:x1="8.499cm" svg:y1="18.373cm" svg:x2="11.266cm" svg:y2="18.372cm" draw:start-shape="id5" draw:start-glue-point="1" draw:end-shape="id6" draw:end-glue-point="3" svg:d="M8499 18373h1370v-1h1397" svg:viewBox="0 0 2768 2">
          <text:p/>
        </draw:connector>
        <draw:line draw:style-name="gr62" draw:text-style-name="P4" draw:layer="layout" svg:x1="11.534cm" svg:y1="17.988cm" svg:x2="16.435cm" svg:y2="17.988cm">
          <text:p/>
        </draw:line>
        <draw:line draw:style-name="gr62" draw:text-style-name="P4" draw:layer="layout" svg:x1="11.546cm" svg:y1="18.699cm" svg:x2="11.523cm" svg:y2="19.277cm">
          <text:p/>
        </draw:line>
        <draw:custom-shape draw:style-name="gr14" draw:text-style-name="P8" draw:layer="layout" svg:width="0.166cm" svg:height="0.189cm" svg:x="11.447cm" svg:y="1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23cm" svg:y1="19.251cm" svg:x2="11.938cm" svg:y2="19.248cm">
          <text:p/>
        </draw:line>
        <draw:frame draw:style-name="gr28" draw:text-style-name="P6" draw:layer="layout" svg:width="1.713cm" svg:height="0.645cm" svg:x="11.776cm" svg:y="18.922cm">
          <draw:text-box>
            <text:p><text:span text:style-name="T2">0 V (IC)</text:span></text:p>
          </draw:text-box>
        </draw:frame>
        <draw:frame draw:style-name="gr55" draw:text-style-name="P14" draw:layer="layout" svg:width="1.783cm" svg:height="0.645cm" svg:x="10.18cm" svg:y="17.303cm">
          <draw:text-box>
            <text:p><text:span text:style-name="T2">2N3904</text:span></text:p>
          </draw:text-box>
        </draw:frame>
        <draw:frame draw:style-name="gr15" draw:text-style-name="P6" draw:layer="layout" svg:width="1.653cm" svg:height="0.645cm" svg:x="18.007cm" svg:y="11cm">
          <draw:text-box>
            <text:p><text:span text:style-name="T2">0 V (M)</text:span></text:p>
          </draw:text-box>
        </draw:frame>
        <draw:frame draw:style-name="gr15" draw:text-style-name="P6" draw:layer="layout" svg:width="1.653cm" svg:height="0.645cm" svg:x="26.481cm" svg:y="9.723cm">
          <draw:text-box>
            <text:p><text:span text:style-name="T2">0 V (M)</text:span></text:p>
          </draw:text-box>
        </draw:frame>
        <draw:custom-shape draw:style-name="gr7" draw:text-style-name="P1" draw:layer="layout" svg:width="0.289cm" svg:height="0.289cm" svg:x="4.893cm" svg:y="1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993cm" svg:y1="12.911cm" svg:x2="8.984cm" svg:y2="13.518cm">
          <text:p/>
        </draw:line>
        <draw:frame draw:style-name="gr28" draw:text-style-name="P6" draw:layer="layout" svg:width="1.713cm" svg:height="0.645cm" svg:x="8.144cm" svg:y="13.522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8.893cm" svg:y="13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491cm" svg:y1="13.506cm" svg:x2="9.306cm" svg:y2="13.5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09-24T13:50:36.651051427</dc:date>
    <meta:editing-duration>PT12H59M29S</meta:editing-duration>
    <meta:editing-cycles>47</meta:editing-cycles>
    <meta:generator>LibreOffice/6.0.6.2$Linux_X86_64 LibreOffice_project/00m0$Build-2</meta:generator>
    <dc:creator>Terry Coles</dc:creator>
    <meta:document-statistic meta:object-count="310"/>
  </office:meta>
</office:document-meta>
</file>